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69f" officeooo:paragraph-rsid="0008f6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</text:p>
      <text:p text:style-name="P1">Key to the city</text:p>
      <text:p text:style-name="P1">Any</text:p>
      <text:p text:style-name="P1">Combat</text:p>
      <text:p text:style-name="P1"/>
      <text:p text:style-name="P1">The frightened townsfolk run about in panic, alternating between fleeing, looting, and pointing at something horrible and shreeking. Whatever has beset this community (DM’s choice), a hero is required to put a stop to it. Once the city is safe, the group will be whisked away, before time for even a thank you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4:41:21.463408015</meta:creation-date>
    <meta:generator>LibreOffice/6.0.3.2$Linux_X86_64 LibreOffice_project/00m0$Build-2</meta:generator>
    <dc:date>2018-10-21T14:49:56.104876942</dc:date>
    <meta:editing-duration>PT8M34S</meta:editing-duration>
    <meta:editing-cycles>2</meta:editing-cycles>
    <meta:document-statistic meta:table-count="0" meta:image-count="0" meta:object-count="0" meta:page-count="1" meta:paragraph-count="5" meta:word-count="60" meta:character-count="337" meta:non-whitespace-character-count="282"/>
  </office:meta>
</office:document-meta>
</file>